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4.844cm"/>
    </style:style>
    <style:style style:name="co4" style:family="table-column">
      <style:table-column-properties fo:break-before="auto" style:column-width="3.025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88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83caf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6" table:default-cell-style-name="ce2"/>
        <table:table-row table:style-name="ro2">
          <table:table-cell table:style-name="ce1" office:value-type="string" calcext:value-type="string">
            <text:p>SELECTING PROFITABLE HOTELS </text:p>
          </table:table-cell>
          <table:table-cell table:number-columns-repeated="1023"/>
        </table:table-row>
        <table:table-row table:style-name="ro2">
          <table:table-cell table:number-columns-repeated="7"/>
          <table:table-cell table:style-name="ce13"/>
          <table:table-cell table:number-columns-repeated="1016"/>
        </table:table-row>
        <table:table-row table:style-name="ro3">
          <table:table-cell table:style-name="ce3" office:value-type="string" calcext:value-type="string">
            <text:p>Hotel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Price (normalized)</text:p>
          </table:table-cell>
          <table:table-cell table:style-name="ce7" office:value-type="string" calcext:value-type="string">
            <text:p>Square Root of Median Income (normalized)</text:p>
          </table:table-cell>
          <table:table-cell table:style-name="ce7" office:value-type="string" calcext:value-type="string">
            <text:p>College Students in Area (normalized)</text:p>
          </table:table-cell>
          <table:table-cell table:style-name="ce15" office:value-type="string" calcext:value-type="string">
            <text:p>State Population Per Inn (normalized)</text:p>
          </table:table-cell>
          <table:table-cell table:style-name="ce13" office:value-type="string" calcext:value-type="string">
            <text:p>Decision Variable</text:p>
          </table:table-cell>
          <table:table-cell office:value-type="string" calcext:value-type="string">
            <text:p>Profitability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style-name="ce10" office:value-type="currency" office:currency="USD" office:value="2925000" calcext:value-type="currency">
            <text:p>$29,25,000.00</text:p>
          </table:table-cell>
          <table:table-cell table:style-name="ce13" office:value-type="float" office:value="-0.301823318212882" calcext:value-type="float">
            <text:p>-0.30</text:p>
          </table:table-cell>
          <table:table-cell table:style-name="ce13" office:value-type="float" office:value="-0.812779738215407" calcext:value-type="float">
            <text:p>-0.81</text:p>
          </table:table-cell>
          <table:table-cell table:style-name="ce13" office:value-type="float" office:value="-0.536413473134807" calcext:value-type="float">
            <text:p>-0.54</text:p>
          </table:table-cell>
          <table:table-cell table:style-name="ce16" office:value-type="float" office:value="-0.995986621264154" calcext:value-type="float">
            <text:p>-1.00</text:p>
          </table:table-cell>
          <table:table-cell table:style-name="ce18" office:value-type="float" office:value="1" calcext:value-type="float">
            <text:p>1.00</text:p>
          </table:table-cell>
          <table:table-cell table:style-name="ce6" table:formula="of:=39.05-5.41*[.G4]+5.86*[.D4]-3.09*[.E4]+1.75*[.F4]" office:value-type="float" office:value="44.2423687894113" calcext:value-type="float">
            <text:p>44.2423687894</text:p>
          </table:table-cell>
          <table:table-cell table:number-columns-repeated="101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style-name="ce10" office:value-type="currency" office:currency="USD" office:value="10000000" calcext:value-type="currency">
            <text:p>$1,00,00,000.00</text:p>
          </table:table-cell>
          <table:table-cell table:style-name="ce13" office:value-type="float" office:value="1.69907619299956" calcext:value-type="float">
            <text:p>1.70</text:p>
          </table:table-cell>
          <table:table-cell table:style-name="ce13" office:value-type="float" office:value="-0.40819856338797" calcext:value-type="float">
            <text:p>-0.41</text:p>
          </table:table-cell>
          <table:table-cell table:style-name="ce13" office:value-type="float" office:value="0.311669147486606" calcext:value-type="float">
            <text:p>0.31</text:p>
          </table:table-cell>
          <table:table-cell table:style-name="ce16" office:value-type="float" office:value="-0.47427934345912" calcext:value-type="float">
            <text:p>-0.47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5]+5.86*[.D5]-3.09*[.E5]+1.75*[.F5]" office:value-type="float" office:value="53.3791923080617" calcext:value-type="float">
            <text:p>53.3791923081</text:p>
          </table:table-cell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style-name="ce10" office:value-type="currency" office:currency="USD" office:value="3750000" calcext:value-type="currency">
            <text:p>$37,50,000.00</text:p>
          </table:table-cell>
          <table:table-cell table:style-name="ce13" office:value-type="float" office:value="-0.0685028805096647" calcext:value-type="float">
            <text:p>-0.07</text:p>
          </table:table-cell>
          <table:table-cell table:style-name="ce13" office:value-type="float" office:value="-0.40819856338797" calcext:value-type="float">
            <text:p>-0.41</text:p>
          </table:table-cell>
          <table:table-cell table:style-name="ce13" office:value-type="float" office:value="0.311669147486606" calcext:value-type="float">
            <text:p>0.31</text:p>
          </table:table-cell>
          <table:table-cell table:style-name="ce16" office:value-type="float" office:value="-0.47427934345912" calcext:value-type="float">
            <text:p>-0.47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6]+5.86*[.D6]-3.09*[.E6]+1.75*[.F6]" office:value-type="float" office:value="43.0211789372976" calcext:value-type="float">
            <text:p>43.0211789373</text:p>
          </table:table-cell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style-name="ce10" office:value-type="currency" office:currency="USD" office:value="3500000" calcext:value-type="currency">
            <text:p>$35,00,000.00</text:p>
          </table:table-cell>
          <table:table-cell table:style-name="ce13" office:value-type="float" office:value="-0.139206043450034" calcext:value-type="float">
            <text:p>-0.14</text:p>
          </table:table-cell>
          <table:table-cell table:style-name="ce13" office:value-type="float" office:value="-0.40819856338797" calcext:value-type="float">
            <text:p>-0.41</text:p>
          </table:table-cell>
          <table:table-cell table:style-name="ce13" office:value-type="float" office:value="0.311669147486606" calcext:value-type="float">
            <text:p>0.31</text:p>
          </table:table-cell>
          <table:table-cell table:style-name="ce16" office:value-type="float" office:value="-0.47427934345912" calcext:value-type="float">
            <text:p>-0.47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7]+5.86*[.D7]-3.09*[.E7]+1.75*[.F7]" office:value-type="float" office:value="42.606858402467" calcext:value-type="float">
            <text:p>42.6068584025</text:p>
          </table:table-cell>
          <table:table-cell table:number-columns-repeated="101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style-name="ce10" office:value-type="currency" office:currency="USD" office:value="325000" calcext:value-type="currency">
            <text:p>$3,25,000.00</text:p>
          </table:table-cell>
          <table:table-cell table:style-name="ce13" office:value-type="float" office:value="-1.03713621279272" calcext:value-type="float">
            <text:p>-1.04</text:p>
          </table:table-cell>
          <table:table-cell table:style-name="ce13" office:value-type="float" office:value="-0.40819856338797" calcext:value-type="float">
            <text:p>-0.41</text:p>
          </table:table-cell>
          <table:table-cell table:style-name="ce13" office:value-type="float" office:value="0.311669147486606" calcext:value-type="float">
            <text:p>0.31</text:p>
          </table:table-cell>
          <table:table-cell table:style-name="ce16" office:value-type="float" office:value="-0.47427934345912" calcext:value-type="float">
            <text:p>-0.47</text:p>
          </table:table-cell>
          <table:table-cell table:style-name="ce18" office:value-type="float" office:value="1" calcext:value-type="float">
            <text:p>1.00</text:p>
          </table:table-cell>
          <table:table-cell table:style-name="ce6" table:formula="of:=39.05-5.41*[.G8]+5.86*[.D8]-3.09*[.E8]+1.75*[.F8]" office:value-type="float" office:value="37.3449876101189" calcext:value-type="float">
            <text:p>37.3449876101</text:p>
          </table:table-cell>
          <table:table-cell table:number-columns-repeated="101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style-name="ce10" office:value-type="currency" office:currency="USD" office:value="8950000" calcext:value-type="currency">
            <text:p>$89,50,000.00</text:p>
          </table:table-cell>
          <table:table-cell table:style-name="ce13" office:value-type="float" office:value="1.40212290865001" calcext:value-type="float">
            <text:p>1.40</text:p>
          </table:table-cell>
          <table:table-cell table:style-name="ce13" office:value-type="float" office:value="0.65784481555623" calcext:value-type="float">
            <text:p>0.66</text:p>
          </table:table-cell>
          <table:table-cell table:style-name="ce13" office:value-type="float" office:value="0.483711134705849" calcext:value-type="float">
            <text:p>0.48</text:p>
          </table:table-cell>
          <table:table-cell table:style-name="ce16" office:value-type="float" office:value="-0.557278228564467" calcext:value-type="float">
            <text:p>-0.56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9]+5.86*[.D9]-3.09*[.E9]+1.75*[.F9]" office:value-type="float" office:value="49.0950694668893" calcext:value-type="float">
            <text:p>49.0950694669</text:p>
          </table:table-cell>
          <table:table-cell table:number-columns-repeated="101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style-name="ce10" office:value-type="currency" office:currency="USD" office:value="1950000" calcext:value-type="currency">
            <text:p>$19,50,000.00</text:p>
          </table:table-cell>
          <table:table-cell table:style-name="ce13" office:value-type="float" office:value="-0.577565653680321" calcext:value-type="float">
            <text:p>-0.58</text:p>
          </table:table-cell>
          <table:table-cell table:style-name="ce13" office:value-type="float" office:value="0.167685861269989" calcext:value-type="float">
            <text:p>0.17</text:p>
          </table:table-cell>
          <table:table-cell table:style-name="ce13" office:value-type="float" office:value="3.10621450397355" calcext:value-type="float">
            <text:p>3.11</text:p>
          </table:table-cell>
          <table:table-cell table:style-name="ce16" office:value-type="float" office:value="3.10652969965725" calcext:value-type="float">
            <text:p>3.11</text:p>
          </table:table-cell>
          <table:table-cell table:style-name="ce18" office:value-type="float" office:value="1" calcext:value-type="float">
            <text:p>1.00</text:p>
          </table:table-cell>
          <table:table-cell table:style-name="ce6" table:formula="of:=39.05-5.41*[.G10]+5.86*[.D10]-3.09*[.E10]+1.75*[.F10]" office:value-type="float" office:value="23.776865664917" calcext:value-type="float">
            <text:p>23.7768656649</text:p>
          </table:table-cell>
          <table:table-cell table:number-columns-repeated="101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style-name="ce10" office:value-type="currency" office:currency="USD" office:value="1750000" calcext:value-type="currency">
            <text:p>$17,50,000.00</text:p>
          </table:table-cell>
          <table:table-cell table:style-name="ce13" office:value-type="float" office:value="-0.634128184032617" calcext:value-type="float">
            <text:p>-0.63</text:p>
          </table:table-cell>
          <table:table-cell table:style-name="ce13" office:value-type="float" office:value="0.167685861269989" calcext:value-type="float">
            <text:p>0.17</text:p>
          </table:table-cell>
          <table:table-cell table:style-name="ce13" office:value-type="float" office:value="3.10621450397355" calcext:value-type="float">
            <text:p>3.11</text:p>
          </table:table-cell>
          <table:table-cell table:style-name="ce16" office:value-type="float" office:value="3.10652969965725" calcext:value-type="float">
            <text:p>3.11</text:p>
          </table:table-cell>
          <table:table-cell table:style-name="ce18" office:value-type="float" office:value="1" calcext:value-type="float">
            <text:p>1.00</text:p>
          </table:table-cell>
          <table:table-cell table:style-name="ce6" table:formula="of:=39.05-5.41*[.G11]+5.86*[.D11]-3.09*[.E11]+1.75*[.F11]" office:value-type="float" office:value="23.4454092370526" calcext:value-type="float">
            <text:p>23.4454092371</text:p>
          </table:table-cell>
          <table:table-cell table:number-columns-repeated="101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style-name="ce10" office:value-type="currency" office:currency="USD" office:value="4900000" calcext:value-type="currency">
            <text:p>$49,00,000.00</text:p>
          </table:table-cell>
          <table:table-cell table:style-name="ce13" office:value-type="float" office:value="0.256731669016033" calcext:value-type="float">
            <text:p>0.26</text:p>
          </table:table-cell>
          <table:table-cell table:style-name="ce13" office:value-type="float" office:value="0.167685861269989" calcext:value-type="float">
            <text:p>0.17</text:p>
          </table:table-cell>
          <table:table-cell table:style-name="ce13" office:value-type="float" office:value="3.10621450397355" calcext:value-type="float">
            <text:p>3.11</text:p>
          </table:table-cell>
          <table:table-cell table:style-name="ce16" office:value-type="float" office:value="3.10652969965725" calcext:value-type="float">
            <text:p>3.11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12]+5.86*[.D12]-3.09*[.E12]+1.75*[.F12]" office:value-type="float" office:value="28.6658479759177" calcext:value-type="float">
            <text:p>28.6658479759</text:p>
          </table:table-cell>
          <table:table-cell table:number-columns-repeated="101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style-name="ce10" office:value-type="currency" office:currency="USD" office:value="1650000" calcext:value-type="currency">
            <text:p>$16,50,000.00</text:p>
          </table:table-cell>
          <table:table-cell table:style-name="ce13" office:value-type="float" office:value="-0.662409449208764" calcext:value-type="float">
            <text:p>-0.66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6" office:value-type="float" office:value="-0.426851409113208" calcext:value-type="float">
            <text:p>-0.43</text:p>
          </table:table-cell>
          <table:table-cell table:style-name="ce18" office:value-type="float" office:value="1" calcext:value-type="float">
            <text:p>1.00</text:p>
          </table:table-cell>
          <table:table-cell table:style-name="ce6" table:formula="of:=39.05-5.41*[.G13]+5.86*[.D13]-3.09*[.E13]+1.75*[.F13]" office:value-type="float" office:value="38.8806731128743" calcext:value-type="float">
            <text:p>38.8806731129</text:p>
          </table:table-cell>
          <table:table-cell table:number-columns-repeated="101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style-name="ce10" office:value-type="currency" office:currency="USD" office:value="1125000" calcext:value-type="currency">
            <text:p>$11,25,000.00</text:p>
          </table:table-cell>
          <table:table-cell table:style-name="ce13" office:value-type="float" office:value="-0.810886091383539" calcext:value-type="float">
            <text:p>-0.81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6" office:value-type="float" office:value="-0.426851409113208" calcext:value-type="float">
            <text:p>-0.43</text:p>
          </table:table-cell>
          <table:table-cell table:style-name="ce18" office:value-type="float" office:value="1" calcext:value-type="float">
            <text:p>1.00</text:p>
          </table:table-cell>
          <table:table-cell table:style-name="ce6" table:formula="of:=39.05-5.41*[.G14]+5.86*[.D14]-3.09*[.E14]+1.75*[.F14]" office:value-type="float" office:value="38.0105999897302" calcext:value-type="float">
            <text:p>38.0105999897</text:p>
          </table:table-cell>
          <table:table-cell table:number-columns-repeated="101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style-name="ce10" office:value-type="currency" office:currency="USD" office:value="2500000" calcext:value-type="currency">
            <text:p>$25,00,000.00</text:p>
          </table:table-cell>
          <table:table-cell table:style-name="ce13" office:value-type="float" office:value="-0.42201869521151" calcext:value-type="float">
            <text:p>-0.42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6" office:value-type="float" office:value="-0.426851409113208" calcext:value-type="float">
            <text:p>-0.43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15]+5.86*[.D15]-3.09*[.E15]+1.75*[.F15]" office:value-type="float" office:value="40.2893629312983" calcext:value-type="float">
            <text:p>40.2893629313</text:p>
          </table:table-cell>
          <table:table-cell table:number-columns-repeated="101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style-name="ce10" office:value-type="currency" office:currency="USD" office:value="1975000" calcext:value-type="currency">
            <text:p>$19,75,000.00</text:p>
          </table:table-cell>
          <table:table-cell table:style-name="ce13" office:value-type="float" office:value="-0.570495337386284" calcext:value-type="float">
            <text:p>-0.57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6" office:value-type="float" office:value="-0.426851409113208" calcext:value-type="float">
            <text:p>-0.43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16]+5.86*[.D16]-3.09*[.E16]+1.75*[.F16]" office:value-type="float" office:value="39.4192898081541" calcext:value-type="float">
            <text:p>39.4192898082</text:p>
          </table:table-cell>
          <table:table-cell table:number-columns-repeated="101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style-name="ce10" office:value-type="currency" office:currency="USD" office:value="3750000" calcext:value-type="currency">
            <text:p>$37,50,000.00</text:p>
          </table:table-cell>
          <table:table-cell table:style-name="ce13" office:value-type="float" office:value="-0.0685028805096647" calcext:value-type="float">
            <text:p>-0.07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6" office:value-type="float" office:value="-0.426851409113208" calcext:value-type="float">
            <text:p>-0.43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17]+5.86*[.D17]-3.09*[.E17]+1.75*[.F17]" office:value-type="float" office:value="42.3609656054511" calcext:value-type="float">
            <text:p>42.3609656055</text:p>
          </table:table-cell>
          <table:table-cell table:number-columns-repeated="101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style-name="ce10" office:value-type="currency" office:currency="USD" office:value="1475000" calcext:value-type="currency">
            <text:p>$14,75,000.00</text:p>
          </table:table-cell>
          <table:table-cell table:style-name="ce13" office:value-type="float" office:value="-0.711901663267022" calcext:value-type="float">
            <text:p>-0.71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6" office:value-type="float" office:value="-0.426851409113208" calcext:value-type="float">
            <text:p>-0.43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18]+5.86*[.D18]-3.09*[.E18]+1.75*[.F18]" office:value-type="float" office:value="38.5906487384929" calcext:value-type="float">
            <text:p>38.5906487385</text:p>
          </table:table-cell>
          <table:table-cell table:number-columns-repeated="1015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South Lake Tahoe, California</text:p>
          </table:table-cell>
          <table:table-cell table:style-name="ce11" office:value-type="currency" office:currency="USD" office:value="750000" calcext:value-type="currency">
            <text:p>$7,50,000.00</text:p>
          </table:table-cell>
          <table:table-cell table:style-name="ce14" office:value-type="float" office:value="-0.916940835794092" calcext:value-type="float">
            <text:p>-0.92</text:p>
          </table:table-cell>
          <table:table-cell table:style-name="ce14" office:value-type="float" office:value="-0.791006445611246" calcext:value-type="float">
            <text:p>-0.79</text:p>
          </table:table-cell>
          <table:table-cell table:style-name="ce14" office:value-type="float" office:value="-0.594904888573435" calcext:value-type="float">
            <text:p>-0.59</text:p>
          </table:table-cell>
          <table:table-cell table:style-name="ce17" office:value-type="float" office:value="-0.426851409113208" calcext:value-type="float">
            <text:p>-0.43</text:p>
          </table:table-cell>
          <table:table-cell table:style-name="ce18" office:value-type="float" office:value="0" calcext:value-type="float">
            <text:p>0.00</text:p>
          </table:table-cell>
          <table:table-cell table:style-name="ce6" table:formula="of:=39.05-5.41*[.G19]+5.86*[.D19]-3.09*[.E19]+1.75*[.F19]" office:value-type="float" office:value="37.3891191874843" calcext:value-type="float">
            <text:p>37.389119187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formula="of:=SUM([.H4:.H19])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Default" table:number-columns-repeated="2"/>
          <table:table-cell table:style-name="ce6" table:number-columns-repeated="7"/>
          <table:table-cell table:number-columns-repeated="1014"/>
        </table:table-row>
        <table:table-row table:style-name="ro2">
          <table:table-cell table:style-name="ce6"/>
          <table:table-cell table:style-name="ce9" office:value-type="string" calcext:value-type="string">
            <text:p>Objective:</text:p>
          </table:table-cell>
          <table:table-cell table:style-name="ce12" table:formula="of:=SUMPRODUCT([.H4:.H19];[.I4:.I19])" office:value-type="float" office:value="205.700904404104" calcext:value-type="float">
            <text:p>205.7009044041</text:p>
          </table:table-cell>
          <table:table-cell table:style-name="ce6" table:number-columns-repeated="2"/>
          <table:table-cell table:style-name="ce6" office:value-type="string" calcext:value-type="string">
            <text:p>Total Price:</text:p>
          </table:table-cell>
          <table:table-cell table:style-name="ce6" table:formula="of:=SUMPRODUCT([.H4:.H19];[.C4:.C19])" office:value-type="float" office:value="9725000" calcext:value-type="float">
            <text:p>9725000</text:p>
          </table:table-cell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6"/>
          <table:table-cell table:style-name="Default" table:number-columns-repeated="2"/>
          <table:table-cell table:style-name="ce6" table:number-columns-repeated="2"/>
          <table:table-cell table:style-name="ce6" office:value-type="string" calcext:value-type="string">
            <text:p>SLT:</text:p>
          </table:table-cell>
          <table:table-cell table:style-name="ce6" table:formula="of:=SUM([.H13:.H19])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Constriants:</text:p>
          </table:table-cell>
          <table:table-cell table:style-name="ce6" office:value-type="string" calcext:value-type="string">
            <text:p>All Decision variables binary</text:p>
          </table:table-cell>
          <table:table-cell table:style-name="ce6" table:number-columns-repeated="7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Total Price &lt;= 10000000</text:p>
          </table:table-cell>
          <table:table-cell table:style-name="ce6" table:number-columns-repeated="7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SLT &lt;= 2</text:p>
          </table:table-cell>
          <table:table-cell table:style-name="ce6" table:number-columns-repeated="7"/>
          <table:table-cell table:number-columns-repeated="1014"/>
        </table:table-row>
        <table:table-row table:style-name="ro2" table:number-rows-repeated="25">
          <table:table-cell table:style-name="ce6" table:number-columns-repeated="10"/>
          <table:table-cell table:number-columns-repeated="1014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20:07:57.247702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6-12-27T22:55:13.117564942</dc:date>
    <meta:editing-duration>P3DT6H6M11S</meta:editing-duration>
    <meta:editing-cycles>15</meta:editing-cycles>
    <meta:generator>LibreOffice/4.2.8.2$Linux_X86_64 LibreOffice_project/420m0$Build-2</meta:generator>
    <meta:document-statistic meta:table-count="3" meta:cell-count="165" meta:object-count="0"/>
  </office:meta>
</office:document-meta>
</file>